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6722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46" calcext:value-type="float">
            <text:p>17.46</text:p>
          </table:table-cell>
          <table:table-cell office:value-type="float" office:value="0.05" calcext:value-type="float">
            <text:p>0.05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47 kWh</text:p>
          </table:table-cell>
          <table:table-cell office:value-type="float" office:value="187.93" calcext:value-type="float">
            <text:p>187.93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1.24" calcext:value-type="float">
            <text:p>1.24</text:p>
          </table:table-cell>
          <table:table-cell office:value-type="float" office:value="-3.66" calcext:value-type="float">
            <text:p>-3.66</text:p>
          </table:table-cell>
          <table:table-cell office:value-type="float" office:value="-8.82" calcext:value-type="float">
            <text:p>-8.82</text:p>
          </table:table-cell>
          <table:table-cell office:value-type="float" office:value="-99.27" calcext:value-type="float">
            <text:p>-99.27</text:p>
          </table:table-cell>
          <table:table-cell office:value-type="string" calcext:value-type="string">
            <text:p>T-0</text:p>
          </table:table-cell>
          <table:table-cell office:value-type="float" office:value="125.01" calcext:value-type="float">
            <text:p>125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39" calcext:value-type="float">
            <text:p>17.39</text:p>
          </table:table-cell>
          <table:table-cell office:value-type="float" office:value="0.07" calcext:value-type="float">
            <text:p>0.07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44 kWh</text:p>
          </table:table-cell>
          <table:table-cell office:value-type="float" office:value="170.57" calcext:value-type="float">
            <text:p>170.57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1.15" calcext:value-type="float">
            <text:p>1.15</text:p>
          </table:table-cell>
          <table:table-cell office:value-type="float" office:value="-3.65" calcext:value-type="float">
            <text:p>-3.65</text:p>
          </table:table-cell>
          <table:table-cell office:value-type="float" office:value="-8.79" calcext:value-type="float">
            <text:p>-8.79</text:p>
          </table:table-cell>
          <table:table-cell office:value-type="float" office:value="-90.09" calcext:value-type="float">
            <text:p>-90.09</text:p>
          </table:table-cell>
          <table:table-cell office:value-type="string" calcext:value-type="string">
            <text:p>T-0</text:p>
          </table:table-cell>
          <table:table-cell office:value-type="float" office:value="116.62" calcext:value-type="float">
            <text:p>116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17" calcext:value-type="float">
            <text:p>21.17</text:p>
          </table:table-cell>
          <table:table-cell office:value-type="float" office:value="0.4" calcext:value-type="float">
            <text:p>0.4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53 kWh</text:p>
          </table:table-cell>
          <table:table-cell office:value-type="float" office:value="220.54" calcext:value-type="float">
            <text:p>220.54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1.42" calcext:value-type="float">
            <text:p>1.42</text:p>
          </table:table-cell>
          <table:table-cell office:value-type="float" office:value="-4.44" calcext:value-type="float">
            <text:p>-4.44</text:p>
          </table:table-cell>
          <table:table-cell office:value-type="float" office:value="-8.76" calcext:value-type="float">
            <text:p>-8.76</text:p>
          </table:table-cell>
          <table:table-cell office:value-type="float" office:value="-116.49" calcext:value-type="float">
            <text:p>-116.49</text:p>
          </table:table-cell>
          <table:table-cell office:value-type="string" calcext:value-type="string">
            <text:p>T-0</text:p>
          </table:table-cell>
          <table:table-cell office:value-type="float" office:value="143.69" calcext:value-type="float">
            <text:p>143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8" calcext:value-type="float">
            <text:p>21.08</text:p>
          </table:table-cell>
          <table:table-cell office:value-type="float" office:value="0.24" calcext:value-type="float">
            <text:p>0.24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64 kWh</text:p>
          </table:table-cell>
          <table:table-cell office:value-type="float" office:value="283.23" calcext:value-type="float">
            <text:p>283.23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1.71" calcext:value-type="float">
            <text:p>1.71</text:p>
          </table:table-cell>
          <table:table-cell office:value-type="float" office:value="-4.42" calcext:value-type="float">
            <text:p>-4.42</text:p>
          </table:table-cell>
          <table:table-cell office:value-type="float" office:value="-8.72" calcext:value-type="float">
            <text:p>-8.72</text:p>
          </table:table-cell>
          <table:table-cell office:value-type="float" office:value="-149.6" calcext:value-type="float">
            <text:p>-149.6</text:p>
          </table:table-cell>
          <table:table-cell office:value-type="string" calcext:value-type="string">
            <text:p>T-0</text:p>
          </table:table-cell>
          <table:table-cell office:value-type="float" office:value="173.24" calcext:value-type="float">
            <text:p>173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35" calcext:value-type="float">
            <text:p>0.35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63 kWh</text:p>
          </table:table-cell>
          <table:table-cell office:value-type="float" office:value="276.34" calcext:value-type="float">
            <text:p>276.34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1.68" calcext:value-type="float">
            <text:p>1.68</text:p>
          </table:table-cell>
          <table:table-cell office:value-type="float" office:value="-4.4" calcext:value-type="float">
            <text:p>-4.4</text:p>
          </table:table-cell>
          <table:table-cell office:value-type="float" office:value="-8.68" calcext:value-type="float">
            <text:p>-8.68</text:p>
          </table:table-cell>
          <table:table-cell office:value-type="float" office:value="-145.96" calcext:value-type="float">
            <text:p>-145.96</text:p>
          </table:table-cell>
          <table:table-cell office:value-type="string" calcext:value-type="string">
            <text:p>T-0</text:p>
          </table:table-cell>
          <table:table-cell office:value-type="float" office:value="169.93" calcext:value-type="float">
            <text:p>169.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91" calcext:value-type="float">
            <text:p>20.91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56 kWh</text:p>
          </table:table-cell>
          <table:table-cell office:value-type="float" office:value="234.99" calcext:value-type="float">
            <text:p>234.99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1.48" calcext:value-type="float">
            <text:p>1.48</text:p>
          </table:table-cell>
          <table:table-cell office:value-type="float" office:value="-4.38" calcext:value-type="float">
            <text:p>-4.38</text:p>
          </table:table-cell>
          <table:table-cell office:value-type="float" office:value="-8.65" calcext:value-type="float">
            <text:p>-8.65</text:p>
          </table:table-cell>
          <table:table-cell office:value-type="float" office:value="-124.11" calcext:value-type="float">
            <text:p>-124.11</text:p>
          </table:table-cell>
          <table:table-cell office:value-type="string" calcext:value-type="string">
            <text:p>T-0</text:p>
          </table:table-cell>
          <table:table-cell office:value-type="float" office:value="149.72" calcext:value-type="float">
            <text:p>149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83" calcext:value-type="float">
            <text:p>20.83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62 kWh</text:p>
          </table:table-cell>
          <table:table-cell office:value-type="float" office:value="268.39" calcext:value-type="float">
            <text:p>268.39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1.64" calcext:value-type="float">
            <text:p>1.64</text:p>
          </table:table-cell>
          <table:table-cell office:value-type="float" office:value="-4.37" calcext:value-type="float">
            <text:p>-4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141.76" calcext:value-type="float">
            <text:p>-141.76</text:p>
          </table:table-cell>
          <table:table-cell office:value-type="string" calcext:value-type="string">
            <text:p>T-0</text:p>
          </table:table-cell>
          <table:table-cell office:value-type="float" office:value="165.48" calcext:value-type="float">
            <text:p>165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 office:value-type="float" office:value="193.31" calcext:value-type="float">
            <text:p>193.31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78 kWh</text:p>
          </table:table-cell>
          <table:table-cell office:value-type="float" office:value="358.34" calcext:value-type="float">
            <text:p>358.34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2.06" calcext:value-type="float">
            <text:p>2.06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 office:value-type="float" office:value="-189.25" calcext:value-type="float">
            <text:p>-189.25</text:p>
          </table:table-cell>
          <table:table-cell office:value-type="string" calcext:value-type="string">
            <text:p>T-0</text:p>
          </table:table-cell>
          <table:table-cell office:value-type="float" office:value="401.51" calcext:value-type="float">
            <text:p>401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65" calcext:value-type="float">
            <text:p>20.65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95 kWh</text:p>
          </table:table-cell>
          <table:table-cell office:value-type="float" office:value="446.8" calcext:value-type="float">
            <text:p>446.8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2.48" calcext:value-type="float">
            <text:p>2.48</text:p>
          </table:table-cell>
          <table:table-cell office:value-type="float" office:value="-4.33" calcext:value-type="float">
            <text:p>-4.33</text:p>
          </table:table-cell>
          <table:table-cell office:value-type="float" office:value="-8.54" calcext:value-type="float">
            <text:p>-8.54</text:p>
          </table:table-cell>
          <table:table-cell office:value-type="float" office:value="-235.7" calcext:value-type="float">
            <text:p>-235.7</text:p>
          </table:table-cell>
          <table:table-cell office:value-type="string" calcext:value-type="string">
            <text:p>T-0</text:p>
          </table:table-cell>
          <table:table-cell office:value-type="float" office:value="250.48" calcext:value-type="float">
            <text:p>250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3" calcext:value-type="float">
            <text:p>20.13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94 kWh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2.43" calcext:value-type="float">
            <text:p>2.43</text:p>
          </table:table-cell>
          <table:table-cell office:value-type="float" office:value="-3.87" calcext:value-type="float">
            <text:p>-3.87</text:p>
          </table:table-cell>
          <table:table-cell office:value-type="float" office:value="-9.37" calcext:value-type="float">
            <text:p>-9.37</text:p>
          </table:table-cell>
          <table:table-cell office:value-type="float" office:value="-229.89" calcext:value-type="float">
            <text:p>-229.89</text:p>
          </table:table-cell>
          <table:table-cell office:value-type="string" calcext:value-type="string">
            <text:p>T-0</text:p>
          </table:table-cell>
          <table:table-cell office:value-type="float" office:value="245.36" calcext:value-type="float">
            <text:p>245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.04</text:p>
          </table:table-cell>
          <table:table-cell office:value-type="float" office:value="0.67" calcext:value-type="float">
            <text:p>0.67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61 kWh</text:p>
          </table:table-cell>
          <table:table-cell office:value-type="float" office:value="252.78" calcext:value-type="float">
            <text:p>252.78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1.56" calcext:value-type="float">
            <text:p>1.56</text:p>
          </table:table-cell>
          <table:table-cell office:value-type="float" office:value="-3.85" calcext:value-type="float">
            <text:p>-3.85</text:p>
          </table:table-cell>
          <table:table-cell office:value-type="float" office:value="-9.33" calcext:value-type="float">
            <text:p>-9.33</text:p>
          </table:table-cell>
          <table:table-cell office:value-type="float" office:value="-133.25" calcext:value-type="float">
            <text:p>-133.25</text:p>
          </table:table-cell>
          <table:table-cell office:value-type="string" calcext:value-type="string">
            <text:p>T-0</text:p>
          </table:table-cell>
          <table:table-cell office:value-type="float" office:value="158.37" calcext:value-type="float">
            <text:p>158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96" calcext:value-type="float">
            <text:p>19.96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56 kWh</text:p>
          </table:table-cell>
          <table:table-cell office:value-type="float" office:value="224.41" calcext:value-type="float">
            <text:p>224.41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1.43" calcext:value-type="float">
            <text:p>1.43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 office:value-type="float" office:value="-118.3" calcext:value-type="float">
            <text:p>-118.3</text:p>
          </table:table-cell>
          <table:table-cell office:value-type="string" calcext:value-type="string">
            <text:p>T-0</text:p>
          </table:table-cell>
          <table:table-cell office:value-type="float" office:value="143.99" calcext:value-type="float">
            <text:p>143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31:06.261000000</meta:creation-date>
    <dc:date>2018-03-26T12:34:53.014000000</dc:date>
    <meta:editing-duration>PT3M47S</meta:editing-duration>
    <meta:editing-cycles>1</meta:editing-cycles>
    <meta:document-statistic meta:table-count="1" meta:cell-count="176" meta:object-count="0"/>
    <meta:generator>LibreOffice/5.3.4.2$Windows_x86 LibreOffice_project/f82d347ccc0be322489bf7da61d7e4ad13fe2ff3</meta:generator>
  </office:meta>
</office:document-meta>
</file>